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line draw:style-name="gr1" draw:text-style-name="P1" draw:layer="layout" svg:x1="2cm" svg:y1="2.5cm" svg:x2="11cm" svg:y2="2.5cm">
          <text:p/>
        </draw:line>
        <draw:line draw:style-name="gr1" draw:text-style-name="P1" draw:layer="layout" svg:x1="8cm" svg:y1="1.5cm" svg:x2="8cm" svg:y2="8.996cm">
          <text:p/>
        </draw:line>
        <draw:frame draw:style-name="gr2" draw:text-style-name="P2" draw:layer="layout" svg:width="0.533cm" svg:height="0.703cm" svg:x="2.2cm" svg:y="1.5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776cm" svg:height="0.791cm" svg:x="8.5cm" svg:y="1.5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382cm" svg:height="0.703cm" svg:x="2.201cm" svg:y="2.5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.388cm" svg:height="0.703cm" svg:x="2.201cm" svg:y="3.5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884cm" svg:height="0.703cm" svg:x="2.201cm" svg:y="4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3.526cm" svg:height="0.703cm" svg:x="2.201cm" svg:y="5.6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5.197cm" svg:height="0.703cm" svg:x="2.201cm" svg:y="6.6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5.047cm" svg:height="0.791cm" svg:x="2.201cm" svg:y="7.60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537cm" svg:height="0.703cm" svg:x="9.201cm" svg:y="2.6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0.517cm" svg:height="0.703cm" svg:x="9.202cm" svg:y="3.64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523cm" svg:height="0.703cm" svg:x="9.203cm" svg:y="4.6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0.528cm" svg:height="0.703cm" svg:x="9.204cm" svg:y="5.63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558cm" svg:height="0.703cm" svg:x="9.205cm" svg:y="6.63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0.527cm" svg:height="0.703cm" svg:x="9.206cm" svg:y="7.65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4:11:29.855000000</meta:creation-date>
    <dc:date>2021-12-27T14:18:13.807000000</dc:date>
    <meta:editing-duration>PT6M40S</meta:editing-duration>
    <meta:editing-cycles>11</meta:editing-cycles>
    <meta:generator>LibreOffice/5.4.3.2$Windows_X86_64 LibreOffice_project/92a7159f7e4af62137622921e809f8546db437e5</meta:generator>
    <meta:document-statistic meta:object-count="16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n>3</mn>
    <annotation encoding="StarMath 5.0">3</annotation>
  </semantics>
</math>
</file>

<file path=Object 13/content.xml><?xml version="1.0" encoding="utf-8"?>
<math xmlns="http://www.w3.org/1998/Math/MathML" display="block">
  <semantics>
    <mn>4</mn>
    <annotation encoding="StarMath 5.0">4</annotation>
  </semantics>
</math>
</file>

<file path=Object 14/content.xml><?xml version="1.0" encoding="utf-8"?>
<math xmlns="http://www.w3.org/1998/Math/MathML" display="block">
  <semantics>
    <mn>5</mn>
    <annotation encoding="StarMath 5.0">5</annotation>
  </semantics>
</math>
</file>

<file path=Object 2/content.xml><?xml version="1.0" encoding="utf-8"?>
<math xmlns="http://www.w3.org/1998/Math/MathML" display="block">
  <semantics>
    <mrow>
      <msup>
        <mi>log</mi>
        <mrow>
          <mspace width="0.5em"/>
          <mo stretchy="false">∗</mo>
          <mspace width="0.5em"/>
        </mrow>
      </msup>
      <mi>n</mi>
    </mrow>
    <annotation encoding="StarMath 5.0">log^{`*`} n</annotation>
  </semantics>
</math>
</file>

<file path=Object 3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4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5/content.xml><?xml version="1.0" encoding="utf-8"?>
<math xmlns="http://www.w3.org/1998/Math/MathML" display="block">
  <semantics>
    <mrow>
      <mi>n</mi>
      <mo stretchy="false">=</mo>
      <mn>3,4</mn>
    </mrow>
    <annotation encoding="StarMath 5.0">n = 3,4</annotation>
  </semantics>
</math>
</file>

<file path=Object 6/content.xml><?xml version="1.0" encoding="utf-8"?>
<math xmlns="http://www.w3.org/1998/Math/MathML" display="block">
  <semantics>
    <mrow>
      <mrow>
        <mi>n</mi>
        <mo stretchy="false">=</mo>
        <mn>5,6,</mn>
      </mrow>
      <mo stretchy="false">…</mo>
      <mn>,16</mn>
    </mrow>
    <annotation encoding="StarMath 5.0">n = 5,6, dotslow ,16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n>17,18</mn>
      </mrow>
      <mi>,</mi>
      <mo stretchy="false">…</mo>
      <mn>,65536</mn>
    </mrow>
    <annotation encoding="StarMath 5.0">n = 17,18,dotslow,65536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n>65537</mn>
      </mrow>
      <mi>,</mi>
      <mo stretchy="false">…</mo>
      <msup>
        <mn>,2</mn>
        <mn>65536</mn>
      </msup>
    </mrow>
    <annotation encoding="StarMath 5.0">n = 65537,dotslow,2^{65536}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